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1" svg:font-family="'Nimbus Sans L1'"/>
    <style:font-face style:name="Arial1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5.503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54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4.763cm"/>
    </style:style>
    <style:style style:name="co12" style:family="table-column">
      <style:table-column-properties fo:break-before="auto" style:column-width="3.916cm"/>
    </style:style>
    <style:style style:name="co13" style:family="table-column">
      <style:table-column-properties fo:break-before="auto" style:column-width="4.048cm"/>
    </style:style>
    <style:style style:name="co14" style:family="table-column">
      <style:table-column-properties fo:break-before="auto" style:column-width="3.651cm"/>
    </style:style>
    <style:style style:name="co15" style:family="table-column">
      <style:table-column-properties fo:break-before="auto" style:column-width="1.402cm"/>
    </style:style>
    <style:style style:name="ro1" style:family="table-row">
      <style:table-row-properties style:row-height="0.52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455cm" fo:break-before="auto" style:use-optimal-row-height="false"/>
    </style:style>
    <style:style style:name="ro5" style:family="table-row">
      <style:table-row-properties style:row-height="1.998cm" fo:break-before="auto" style:use-optimal-row-height="false"/>
    </style:style>
    <style:style style:name="ro6" style:family="table-row">
      <style:table-row-properties style:row-height="0.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c0c0c0" fo:wrap-option="wrap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fo:wrap-option="wrap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0">
      <style:table-cell-properties fo:wrap-option="wrap" style:vertical-align="top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fo:background-color="#c0c0c0" fo:wrap-option="wrap" fo:border="0.002cm solid #000000" style:vertical-align="top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fo:wrap-option="wrap" fo:border="0.002cm solid #000000" style:vertical-align="top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13" style:family="table-cell" style:parent-style-name="Default" style:data-style-name="N0">
      <style:table-cell-properties fo:background-color="transparent" fo:wrap-option="wrap" fo:border="0.002cm solid #000000" style:vertical-align="top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14" style:family="table-cell" style:parent-style-name="Default" style:data-style-name="N0">
      <style:table-cell-properties fo:background-color="transparent" fo:wrap-option="wrap" fo:border="0.002cm solid #000000" style:vertical-align="automatic"/>
    </style:style>
    <style:style style:name="ce15" style:family="table-cell" style:parent-style-name="Default" style:data-style-name="N0">
      <style:table-cell-properties fo:wrap-option="wrap" fo:border="0.002cm solid #000000" style:vertical-align="top"/>
    </style:style>
    <style:style style:name="ce16" style:family="table-cell" style:parent-style-name="Default" style:data-style-name="N0">
      <style:table-cell-properties style:vertical-align="top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0">
      <style:text-properties style:font-name="Arial1" fo:font-size="10pt" style:font-name-asian="Arial" style:font-size-asian="10pt" style:font-name-complex="Arial" style:font-size-complex="10pt"/>
    </style:style>
    <style:style style:name="ce1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Nimbus Sans L1" fo:font-size="11pt" fo:font-style="italic" fo:text-shadow="none" style:text-underline-style="none" fo:font-weight="normal" style:font-name-asian="Nimbus Sans L1" style:font-size-asian="11pt" style:font-style-asian="italic" style:font-weight-asian="normal" style:font-name-complex="Nimbus Sans L1" style:font-size-complex="11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/>
      <table:table table:name="Befeh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4" table:default-cell-style-name="ce1"/>
        <table:table-column table:style-name="co1" table:default-cell-style-name="ce1"/>
        <table:table-column table:style-name="co7" table:number-columns-repeated="16" table:default-cell-style-name="ce1"/>
        <table:table-column table:style-name="co8" table:number-columns-repeated="231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>
            <text:p>Befehl</text:p>
          </table:table-cell>
          <table:table-cell table:number-columns-repeated="2"/>
          <table:table-cell office:value-type="string">
            <text:p>Register</text:p>
          </table:table-cell>
          <table:table-cell office:value-type="string">
            <text:p>Speicher</text:p>
          </table:table-cell>
          <table:table-cell office:value-type="string">
            <text:p>ALU</text:p>
          </table:table-cell>
          <table:table-cell office:value-type="string">
            <text:p>Condition</text:p>
          </table:table-cell>
          <table:table-cell office:value-type="string">
            <text:p>APSR</text:p>
          </table:table-cell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31"/>
        </table:table-row>
        <table:table-row table:style-name="ro1">
          <table:table-cell office:value-type="string">
            <text:p>push</text:p>
          </table:table-cell>
          <table:table-cell office:value-type="string">
            <text:p>push &lt;registers&gt;</text:p>
          </table:table-cell>
          <table:table-cell office:value-type="string">
            <text:p>Register in Speicher schreiben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---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</text:p>
          </table:table-cell>
          <table:table-cell table:style-name="ce5" office:value-type="string" table:number-columns-spanned="8" table:number-rows-spanned="1">
            <text:p>register_list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pop</text:p>
          </table:table-cell>
          <table:table-cell office:value-type="string">
            <text:p>pop &lt;registers&gt;</text:p>
          </table:table-cell>
          <table:table-cell office:value-type="string">
            <text:p>Register aus Speicher lesen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---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P</text:p>
          </table:table-cell>
          <table:table-cell table:style-name="ce5" office:value-type="string" table:number-columns-spanned="8" table:number-rows-spanned="1">
            <text:p>register_list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add</text:p>
          </table:table-cell>
          <table:table-cell office:value-type="string">
            <text:p>ADD &lt;Rd&gt;,&lt;Rn&gt;,#&lt;imm3&gt;</text:p>
          </table:table-cell>
          <table:table-cell/>
          <table:table-cell office:value-type="string">
            <text:p>r/w</text:p>
          </table:table-cell>
          <table:table-cell office:value-type="string">
            <text:p>-</text:p>
          </table:table-cell>
          <table:table-cell office:value-type="string">
            <text:p>add (32, 3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string" table:number-columns-spanned="3" table:number-rows-spanned="1">
            <text:p>imm3</text:p>
          </table:table-cell>
          <table:covered-table-cell table:number-columns-repeated="2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d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/>
          <table:table-cell office:value-type="string">
            <text:p>ADD &lt;Rd&gt;, SP, imm8</text:p>
          </table:table-cell>
          <table:table-cell office:value-type="string">
            <text:p>SP + imm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Rd</text:p>
          </table:table-cell>
          <table:covered-table-cell table:style-name="ce4"/>
          <table:covered-table-cell table:style-name="ce5"/>
          <table:table-cell office:value-type="string" table:number-columns-spanned="8" table:number-rows-spanned="1">
            <text:p>imm8</text:p>
          </table:table-cell>
          <table:covered-table-cell/>
          <table:covered-table-cell table:style-name="ce5"/>
          <table:covered-table-cell table:number-columns-repeated="2"/>
          <table:covered-table-cell table:style-name="ce5"/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sub (SP)</text:p>
          </table:table-cell>
          <table:table-cell office:value-type="string">
            <text:p>SUB #&lt;imm7&gt;</text:p>
          </table:table-cell>
          <table:table-cell/>
          <table:table-cell office:value-type="string">
            <text:p>r/w</text:p>
          </table:table-cell>
          <table:table-cell office:value-type="string">
            <text:p>-</text:p>
          </table:table-cell>
          <table:table-cell office:value-type="string">
            <text:p>sub (32, 3)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7" table:number-rows-spanned="1">
            <text:p>imm7</text:p>
          </table:table-cell>
          <table:covered-table-cell table:number-columns-repeated="6"/>
          <table:table-cell table:number-columns-repeated="231"/>
        </table:table-row>
        <table:table-row table:style-name="ro1">
          <table:table-cell office:value-type="string">
            <text:p>mov (imm)</text:p>
          </table:table-cell>
          <table:table-cell office:value-type="string">
            <text:p>MOV&lt;c&gt; &lt;Rd&gt;,#&lt;imm8&gt;</text:p>
          </table:table-cell>
          <table:table-cell/>
          <table:table-cell office:value-type="string">
            <text:p>w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 table:number-columns-spanned="3" table:number-rows-spanned="1">
            <text:p>Rd</text:p>
          </table:table-cell>
          <table:covered-table-cell table:number-columns-repeated="2"/>
          <table:table-cell table:style-name="ce5" office:value-type="string" table:number-columns-spanned="8" table:number-rows-spanned="1">
            <text:p>imm8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mov (reg)</text:p>
          </table:table-cell>
          <table:table-cell office:value-type="string">
            <text:p>MOV&lt;c&gt; &lt;Rd&gt;,&lt;Rn&gt;</text:p>
          </table:table-cell>
          <table:table-cell/>
          <table:table-cell office:value-type="string">
            <text:p>r/w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D</text:p>
          </table:table-cell>
          <table:table-cell table:style-name="ce5" office:value-type="string" table:number-columns-spanned="4" table:number-rows-spanned="1">
            <text:p>Rm</text:p>
          </table:table-cell>
          <table:covered-table-cell table:number-columns-repeated="3"/>
          <table:table-cell table:style-name="ce5" office:value-type="string" table:number-columns-spanned="3" table:number-rows-spanned="1">
            <text:p>Rd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ldr (imm)</text:p>
          </table:table-cell>
          <table:table-cell office:value-type="string">
            <text:p>LDR&lt;c&gt; &lt;Rt&gt;, [&lt;Rn&gt;{,#&lt;imm5&gt;}]</text:p>
          </table:table-cell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office:value-type="string">
            <text:p>add (32, 5)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5" table:number-rows-spanned="1">
            <text:p>imm5</text:p>
          </table:table-cell>
          <table:covered-table-cell table:number-columns-repeated="4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ldr (literal)</text:p>
          </table:table-cell>
          <table:table-cell office:value-type="string">
            <text:p>LDR&lt;c&gt; &lt;Rt&gt;, label</text:p>
          </table:table-cell>
          <table:table-cell office:value-type="string">
            <text:p>PC + imm8</text:p>
          </table:table-cell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office:value-type="string" table:number-columns-spanned="8" table:number-rows-spanned="1">
            <text:p>imm8</text:p>
          </table:table-cell>
          <table:covered-table-cell/>
          <table:covered-table-cell table:style-name="ce5"/>
          <table:covered-table-cell table:number-columns-repeated="2"/>
          <table:covered-table-cell table:style-name="ce5"/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ldrb (reg)</text:p>
          </table:table-cell>
          <table:table-cell office:value-type="string">
            <text:p>LDRB&lt;c&gt; &lt;Rt&gt;,[&lt;Rn&gt;,&lt;Rm&gt;]</text:p>
          </table:table-cell>
          <table:table-cell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ead</text:p>
          </table:table-cell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str (imm)</text:p>
          </table:table-cell>
          <table:table-cell office:value-type="string">
            <text:p>STR&lt;c&gt; &lt;Rt&gt;, [&lt;Rn&gt;{,#&lt;imm5&gt;}]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dd (32, 5)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 table:number-columns-spanned="5" table:number-rows-spanned="1">
            <text:p>imm5</text:p>
          </table:table-cell>
          <table:covered-table-cell table:number-columns-repeated="4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strb (reg)</text:p>
          </table:table-cell>
          <table:table-cell office:value-type="string">
            <text:p>STRB&lt;c&gt; &lt;Rt&gt;,[&lt;Rn&gt;,&lt;Rm&gt;]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read</text:p>
          </table:table-cell>
          <table:table-cell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string" table:number-columns-spanned="3" table:number-rows-spanned="1">
            <text:p>Rm</text:p>
          </table:table-cell>
          <table:covered-table-cell table:number-columns-repeated="2"/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3" table:number-rows-spanned="1">
            <text:p>Rt</text:p>
          </table:table-cell>
          <table:covered-table-cell table:number-columns-repeated="2"/>
          <table:table-cell table:number-columns-repeated="231"/>
        </table:table-row>
        <table:table-row table:style-name="ro1">
          <table:table-cell office:value-type="string">
            <text:p>b&lt;c&gt;</text:p>
          </table:table-cell>
          <table:table-cell office:value-type="string">
            <text:p>B&lt;c&gt; &lt;label&gt;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4" table:number-rows-spanned="1">
            <text:p>cond</text:p>
          </table:table-cell>
          <table:covered-table-cell table:number-columns-repeated="3"/>
          <table:table-cell table:style-name="ce5" office:value-type="string" table:number-columns-spanned="8" table:number-rows-spanned="1">
            <text:p>imm8</text:p>
          </table:table-cell>
          <table:covered-table-cell table:number-columns-repeated="7"/>
          <table:table-cell table:number-columns-repeated="231"/>
        </table:table-row>
        <table:table-row table:style-name="ro1">
          <table:table-cell office:value-type="string">
            <text:p>b</text:p>
          </table:table-cell>
          <table:table-cell office:value-type="string">
            <text:p>B label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add/sub</text:p>
          </table:table-cell>
          <table:table-cell/>
          <table:table-cell office:value-type="string">
            <text:p>read</text:p>
          </table:table-cell>
          <table:table-cell office:value-type="float" office:value="5">
            <text:p>5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6" office:value-type="string" table:number-columns-spanned="11" table:number-rows-spanned="1">
            <text:p>imm11</text:p>
          </table:table-cell>
          <table:covered-table-cell table:number-columns-repeated="10"/>
          <table:table-cell table:number-columns-repeated="231"/>
        </table:table-row>
        <table:table-row table:style-name="ro1">
          <table:table-cell office:value-type="string">
            <text:p>cmp</text:p>
          </table:table-cell>
          <table:table-cell office:value-type="string">
            <text:p>CMP&lt;c&gt; &lt;Rn&gt;,#&lt;imm8&gt;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add/sub (32, 32)</text:p>
          </table:table-cell>
          <table:table-cell/>
          <table:table-cell office:value-type="string">
            <text:p>write</text:p>
          </table:table-cell>
          <table:table-cell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3" table:number-rows-spanned="1">
            <text:p>Rn</text:p>
          </table:table-cell>
          <table:covered-table-cell table:number-columns-repeated="2"/>
          <table:table-cell table:style-name="ce5" office:value-type="string" table:number-columns-spanned="8" table:number-rows-spanned="1">
            <text:p>imm8</text:p>
          </table:table-cell>
          <table:covered-table-cell table:number-columns-repeated="7"/>
          <table:table-cell table:number-columns-repeated="231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2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/>
          <table:table-cell table:number-columns-repeated="253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sourcen" table:style-name="ta1">
        <table:table-column table:style-name="co1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" table:number-columns-repeated="248" table:default-cell-style-name="ce16"/>
        <table:table-column table:style-name="co8" table:default-cell-style-name="ce16"/>
        <table:table-row table:style-name="ro2">
          <table:table-cell table:style-name="ce7"/>
          <table:table-cell table:style-name="ce10" office:value-type="string">
            <text:p>IF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EX</text:p>
          </table:table-cell>
          <table:table-cell table:style-name="ce10" office:value-type="string">
            <text:p>MEM</text:p>
          </table:table-cell>
          <table:table-cell table:style-name="ce10" office:value-type="string">
            <text:p>MEM (repeat #rep)</text:p>
          </table:table-cell>
          <table:table-cell table:style-name="ce10" office:value-type="string">
            <text:p>WB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push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egister_list &lt;= ‘0’:ir[8]:’000000’:ir[7:0]</text:p>
            <text:p>Rn &lt;= rs[13];</text:p>
          </table:table-cell>
          <table:table-cell table:style-name="ce8"/>
          <table:table-cell table:style-name="ce8" office:value-type="string">
            <text:p>rs[13] &lt;= rs[13] – 2 if(register_list[i] == 1)</text:p>
          </table:table-cell>
          <table:table-cell table:style-name="ce8" office:value-type="string">
            <text:p>mem_di &lt;= Rt</text:p>
          </table:table-cell>
          <table:table-cell table:style-name="ce8"/>
          <table:table-cell office:value-type="string">
            <text:p>ir: wire!</text:p>
          </table:table-cell>
          <table:table-cell table:number-columns-repeated="248"/>
        </table:table-row>
        <table:table-row table:style-name="ro3">
          <table:table-cell table:style-name="ce8" office:value-type="string">
            <text:p>pop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egister_list = ir[8]:'0000000':ir[7:0]</text:p>
            <text:p>Rn &lt;= rs[13];</text:p>
          </table:table-cell>
          <table:table-cell table:style-name="ce8"/>
          <table:table-cell table:style-name="ce8" office:value-type="string">
            <text:p>rs[13] &lt;= rs[13] + 2</text:p>
          </table:table-cell>
          <table:table-cell table:style-name="ce15"/>
          <table:table-cell table:style-name="ce8" office:value-type="string">
            <text:p>if(register_list[i] == 1)</text:p>
            <text:p><text:s text:c="9"/>rs[i] &lt;=mem_do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add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 ]]</text:p>
            <text:p>Imm &lt;= '00..00':ir[8:6]</text:p>
          </table:table-cell>
          <table:table-cell table:style-name="ce8" office:value-type="string">
            <text:p>alu_out &lt;= Rn + Imm</text:p>
          </table:table-cell>
          <table:table-cell table:style-name="ce11" office:value-type="string" table:number-columns-spanned="2" table:number-rows-spanned="1">
            <text:p>Rd &lt;= alu_out</text:p>
          </table:table-cell>
          <table:covered-table-cell/>
          <table:table-cell table:style-name="ce8" office:value-type="string">
            <text:p>rs[ir[2:0]] &lt;= Rd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sub (SP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13]</text:p>
            <text:p>Imm &lt;= ir[6:0]</text:p>
          </table:table-cell>
          <table:table-cell table:style-name="ce8" office:value-type="string">
            <text:p>alu_out &lt;= Rn – Imm</text:p>
          </table:table-cell>
          <table:table-cell table:style-name="ce11" office:value-type="string" table:number-columns-spanned="2" table:number-rows-spanned="1">
            <text:p>Rd &lt;= alu_out</text:p>
          </table:table-cell>
          <table:covered-table-cell/>
          <table:table-cell table:style-name="ce8" office:value-type="string">
            <text:p>rs[13] &lt;= Rd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mov (imm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Imm &lt;= rs[ir[7:0]]</text:p>
          </table:table-cell>
          <table:table-cell table:style-name="ce8" office:value-type="string">
            <text:p>alu_out &lt;= Imm</text:p>
          </table:table-cell>
          <table:table-cell table:style-name="ce11" office:value-type="string" table:number-columns-spanned="2" table:number-rows-spanned="1">
            <text:p>Rd &lt;= alu_out</text:p>
          </table:table-cell>
          <table:covered-table-cell/>
          <table:table-cell table:style-name="ce8" office:value-type="string">
            <text:p>rs[ir[10:8]] &lt;= Rd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mov (reg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6:3]]</text:p>
          </table:table-cell>
          <table:table-cell table:style-name="ce8" office:value-type="string">
            <text:p>alu_out &lt;= Rn</text:p>
          </table:table-cell>
          <table:table-cell table:style-name="ce11" office:value-type="string" table:number-columns-spanned="2" table:number-rows-spanned="1">
            <text:p>Rd &lt;= alu_out</text:p>
          </table:table-cell>
          <table:covered-table-cell/>
          <table:table-cell table:style-name="ce8" office:value-type="string">
            <text:p>rs[ir[2:0]] &lt;= Rd</text:p>
          </table:table-cell>
          <table:table-cell table:number-columns-repeated="249"/>
        </table:table-row>
        <table:table-row table:style-name="ro3">
          <table:table-cell table:style-name="ce8" office:value-type="string">
            <text:p>ldr (imm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]]</text:p>
            <text:p>Imm &lt;= ir[10:6]</text:p>
          </table:table-cell>
          <table:table-cell table:style-name="ce8" office:value-type="string">
            <text:p>mem_addr &lt;= Rn + Imm</text:p>
            <text:p/>
          </table:table-cell>
          <table:table-cell table:style-name="ce12" office:value-type="string">
            <text:p>STALL</text:p>
          </table:table-cell>
          <table:table-cell table:style-name="ce8" office:value-type="string">
            <text:p>#rep = 1</text:p>
            <text:p><text:span text:style-name="T1">STALL</text:span></text:p>
          </table:table-cell>
          <table:table-cell table:style-name="ce8" office:value-type="string">
            <text:p>rs[ir[2:0]] &lt;= mem_do</text:p>
          </table:table-cell>
          <table:table-cell table:style-name="ce17"/>
          <table:table-cell table:number-columns-repeated="248"/>
        </table:table-row>
        <table:table-row table:style-name="ro3">
          <table:table-cell table:style-name="ce8" office:value-type="string">
            <text:p>ldrb (reg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]]</text:p>
            <text:p>Rm &lt;= ir[10:6]</text:p>
          </table:table-cell>
          <table:table-cell table:style-name="ce8" office:value-type="string">
            <text:p>mem_addr &lt;= Rn + Rm</text:p>
          </table:table-cell>
          <table:table-cell table:style-name="ce13" office:value-type="string" table:number-columns-spanned="2" table:number-rows-spanned="1">
            <text:p>STALL</text:p>
          </table:table-cell>
          <table:covered-table-cell/>
          <table:table-cell table:style-name="ce8" office:value-type="string">
            <text:p>rs[ir[2:0]] &lt;= mem_do</text:p>
          </table:table-cell>
          <table:table-cell table:style-name="ce17" table:number-columns-repeated="2"/>
          <table:table-cell table:number-columns-repeated="247"/>
        </table:table-row>
        <table:table-row table:style-name="ro4">
          <table:table-cell table:style-name="ce8" office:value-type="string">
            <text:p>str (imm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]]</text:p>
            <text:p>Imm &lt;= ir[10:6]</text:p>
          </table:table-cell>
          <table:table-cell table:style-name="ce8" office:value-type="string">
            <text:p>mem_addr &lt;= Rn + Imm</text:p>
            <text:p>mem_di &lt;= rs[ir[2:0]]</text:p>
            <text:p/>
          </table:table-cell>
          <table:table-cell table:number-columns-repeated="2" table:style-name="ce12" office:value-type="string">
            <text:p>STALL</text:p>
          </table:table-cell>
          <table:table-cell table:style-name="ce8"/>
          <table:table-cell table:style-name="ce17" table:number-columns-repeated="3"/>
          <table:table-cell table:number-columns-repeated="246"/>
        </table:table-row>
        <table:table-row table:style-name="ro3">
          <table:table-cell table:style-name="ce8" office:value-type="string">
            <text:p>strb (reg)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5:3]]</text:p>
            <text:p>Rm &lt;= ir[10:6]</text:p>
          </table:table-cell>
          <table:table-cell table:style-name="ce8" office:value-type="string">
            <text:p>mem_addr &lt;= Rn + Rm</text:p>
            <text:p>mem_di &lt;= rs[ir[2:0]]</text:p>
            <text:p/>
          </table:table-cell>
          <table:table-cell table:style-name="ce12" office:value-type="string">
            <text:p>STALL</text:p>
          </table:table-cell>
          <table:table-cell table:style-name="ce8" table:number-columns-repeated="2"/>
          <table:table-cell table:number-columns-repeated="249"/>
        </table:table-row>
        <table:table-row table:style-name="ro5">
          <table:table-cell table:style-name="ce8" office:value-type="string">
            <text:p>cmp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 office:value-type="string">
            <text:p>Rn &lt;= rs[ir[10:8]]</text:p>
            <text:p>Imm &lt;= ir[7:0]</text:p>
          </table:table-cell>
          <table:table-cell table:style-name="ce8" office:value-type="string">
            <text:p>Rd &lt;= Rn – Imm</text:p>
            <text:p>APSR &lt;= flags(Rn – Imm)</text:p>
          </table:table-cell>
          <table:table-cell table:style-name="ce14" table:number-columns-spanned="3" table:number-rows-spanned="1"/>
          <table:covered-table-cell table:number-columns-repeated="2"/>
          <table:table-cell table:number-columns-repeated="249"/>
        </table:table-row>
        <table:table-row table:style-name="ro5">
          <table:table-cell table:style-name="ce8" office:value-type="string">
            <text:p>b</text:p>
          </table:table-cell>
          <table:table-cell table:style-name="ce8" office:value-type="string">
            <text:p>ir &lt;= mem-do</text:p>
            <text:p>pc &lt;= pc + 2</text:p>
            <text:p>mem_a &lt;= pc + 2</text:p>
          </table:table-cell>
          <table:table-cell table:style-name="ce8"/>
          <table:table-cell table:style-name="ce8" office:value-type="string">
            <text:p>pc &lt;= c(APSR) ? pc + ir[7:0]</text:p>
          </table:table-cell>
          <table:table-cell table:style-name="ce14" table:number-columns-spanned="3" table:number-rows-spanned="1"/>
          <table:covered-table-cell table:number-columns-repeated="2"/>
          <table:table-cell table:number-columns-repeated="249"/>
        </table:table-row>
        <table:table-row table:style-name="ro5">
          <table:table-cell table:number-columns-repeated="256"/>
        </table:table-row>
        <table:table-row table:style-name="ro6" table:number-rows-repeated="6552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ipeline" table:style-name="ta1">
        <table:table-column table:style-name="co1" table:default-cell-style-name="ce1"/>
        <table:table-column table:style-name="co15" table:number-columns-repeated="13" table:default-cell-style-name="ce1"/>
        <table:table-column table:style-name="co8" table:number-columns-repeated="242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9"/>
        </table:table-row>
        <table:table-row table:style-name="ro1">
          <table:table-cell table:number-columns-repeated="3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8"/>
        </table:table-row>
        <table:table-row table:style-name="ro1">
          <table:table-cell table:number-columns-repeated="4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6"/>
        </table:table-row>
        <table:table-row table:style-name="ro1">
          <table:table-cell table:number-columns-repeated="6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ADD</text:p>
          </table:table-cell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50"/>
        </table:table-row>
        <table:table-row table:style-name="ro1">
          <table:table-cell office:value-type="string">
            <text:p>CMP</text:p>
          </table:table-cell>
          <table:table-cell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9"/>
        </table:table-row>
        <table:table-row table:style-name="ro1">
          <table:table-cell office:value-type="string">
            <text:p>B</text:p>
          </table:table-cell>
          <table:table-cell table:number-columns-repeated="2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8"/>
        </table:table-row>
        <table:table-row table:style-name="ro1">
          <table:table-cell table:number-columns-repeated="4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table:number-columns-repeated="3"/>
          <table:table-cell table:number-columns-repeated="247"/>
        </table:table-row>
        <table:table-row table:style-name="ro1">
          <table:table-cell table:number-columns-repeated="5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6"/>
        </table:table-row>
        <table:table-row table:style-name="ro1">
          <table:table-cell table:number-columns-repeated="6"/>
          <table:table-cell table:style-name="ce18" office:value-type="string">
            <text:p>IF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EX</text:p>
          </table:table-cell>
          <table:table-cell table:style-name="ce18" office:value-type="string">
            <text:p>MEM</text:p>
          </table:table-cell>
          <table:table-cell table:style-name="ce18" office:value-type="string">
            <text:p>WB</text:p>
          </table:table-cell>
          <table:table-cell table:number-columns-repeated="245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1" svg:font-family="'Nimbus Sans L1'"/>
    <style:font-face style:name="Arial1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landscape" fo:margin-top="1.401cm" fo:margin-bottom="2cm" fo:margin-left="1cm" fo:margin-right="1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9/08/2013</text:date>, <text:time>19:2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PraktikumGruppe VHDLP21</meta:initial-creator>
    <meta:creation-date>2013-08-05T22:37:39</meta:creation-date>
    <dc:creator>PraktikumGruppe VHDLP21</dc:creator>
    <dc:date>2013-08-09T19:20:21</dc:date>
    <meta:print-date>2013-08-06T10:12:01</meta:print-date>
    <dc:language>en-AU</dc:language>
    <meta:editing-cycles>17</meta:editing-cycles>
    <meta:editing-duration>PT3M8S</meta:editing-duration>
    <meta:user-defined meta:name="Info 1"/>
    <meta:user-defined meta:name="Info 2"/>
    <meta:user-defined meta:name="Info 3"/>
    <meta:user-defined meta:name="Info 4"/>
    <meta:document-statistic meta:table-count="3" meta:cell-count="361"/>
  </office:meta>
</office:document-meta>
</file>